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cm" fo:margin-bottom="0cm" style:contextual-spacing="false"/>
    </style:style>
    <style:style style:name="P2" style:family="paragraph" style:parent-style-name="List_20_Heading">
      <style:paragraph-properties fo:margin-top="0cm" fo:margin-bottom="0cm" style:contextual-spacing="false"/>
    </style:style>
    <style:style style:name="P3" style:family="paragraph" style:parent-style-name="Heading_20_2">
      <style:paragraph-properties fo:text-align="start" style:justify-single-word="false"/>
      <style:text-properties style:font-name="Arial" fo:font-size="12pt" style:text-underline-style="none" fo:font-weight="normal" officeooo:rsid="0011fc5a" officeooo:paragraph-rsid="0011fc5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1fc5a" officeooo:paragraph-rsid="0011fc5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2pt" style:text-underline-style="none" fo:font-weight="normal" officeooo:rsid="0011fc5a" officeooo:paragraph-rsid="0011fc5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302f8" officeooo:paragraph-rsid="001302f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69318" officeooo:paragraph-rsid="00169318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2pt" style:text-underline-style="none" fo:font-weight="normal" officeooo:rsid="0014ac87" officeooo:paragraph-rsid="0014ac87" style:font-size-asian="12pt" style:font-weight-asian="normal" style:font-size-complex="12pt" style:font-weight-complex="normal"/>
    </style:style>
    <style:style style:name="P9" style:family="paragraph" style:parent-style-name="Heading_20_3">
      <style:text-properties style:font-name="Arial" fo:font-size="12pt" style:font-size-asian="12pt" style:font-size-complex="12pt"/>
    </style:style>
    <style:style style:name="P10" style:family="paragraph" style:parent-style-name="List_20_Contents">
      <style:paragraph-properties fo:margin-left="1cm" fo:margin-right="0cm" fo:margin-top="0cm" fo:margin-bottom="0cm" style:contextual-spacing="false" fo:text-indent="0cm" style:auto-text-indent="false"/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1fc5a" officeooo:paragraph-rsid="0011fc5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11fc5a" officeooo:paragraph-rsid="0011fc5a" style:font-size-asian="16pt" style:font-weight-asian="normal" style:font-size-complex="16pt" style:font-weight-complex="normal"/>
    </style:style>
    <style:style style:name="P15" style:family="paragraph" style:parent-style-name="List_20_Contents">
      <style:paragraph-properties fo:margin-left="1cm" fo:margin-right="0cm" fo:margin-top="0cm" fo:margin-bottom="0cm" style:contextual-spacing="false" fo:text-indent="0cm" style:auto-text-indent="false"/>
    </style:style>
    <style:style style:name="P16" style:family="paragraph" style:parent-style-name="List_20_Heading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Standard">
      <style:paragraph-properties fo:text-align="start" style:justify-single-word="false"/>
      <style:text-properties officeooo:paragraph-rsid="001302f8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1b1b1b" loext:opacity="100%" style:font-name="Arial" fo:font-size="12pt" fo:letter-spacing="normal" fo:font-style="normal" style:text-underline-style="none" fo:font-weight="normal" officeooo:rsid="0011fc5a" officeooo:paragraph-rsid="0011fc5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1fc5a" officeooo:paragraph-rsid="0011fc5a" style:font-size-asian="12pt" style:font-weight-asian="normal" style:font-size-complex="12pt" style:font-weight-complex="normal"/>
    </style:style>
    <style:style style:name="P20" style:family="paragraph" style:parent-style-name="List_20_Contents">
      <style:paragraph-properties fo:margin-left="1cm" fo:margin-right="0cm" fo:margin-top="0cm" fo:margin-bottom="0cm" style:contextual-spacing="false" fo:text-indent="0cm" style:auto-text-indent="false"/>
      <style:text-properties style:font-name="Arial" fo:font-size="12pt" style:font-size-asian="12pt" style:font-size-complex="12pt"/>
    </style:style>
    <style:style style:name="P21" style:family="paragraph" style:parent-style-name="Text_20_body" style:list-style-name="L1"/>
    <style:style style:name="P22" style:family="paragraph" style:parent-style-name="Text_20_body" style:list-style-name="L2"/>
    <style:style style:name="P23" style:family="paragraph" style:parent-style-name="Text_20_body" style:list-style-name="L2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24" style:family="paragraph" style:parent-style-name="Text_20_body" style:list-style-name="L2">
      <style:text-properties style:font-name="Arial" fo:font-size="12pt" style:font-size-asian="12pt" style:font-size-complex="12pt"/>
    </style:style>
    <style:style style:name="P25" style:family="paragraph" style:parent-style-name="Text_20_body" style:list-style-name="L3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26" style:family="paragraph" style:parent-style-name="Text_20_body" style:list-style-name="L3">
      <style:text-properties style:font-name="Arial" fo:font-size="12pt" style:font-size-asian="12pt" style:font-size-complex="12pt"/>
    </style:style>
    <style:style style:name="P27" style:family="paragraph" style:parent-style-name="Text_20_body" style:list-style-name="L4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28" style:family="paragraph" style:parent-style-name="Text_20_body" style:list-style-name="L4">
      <style:text-properties style:font-name="Arial" fo:font-size="12pt" style:font-size-asian="12pt" style:font-size-complex="12pt"/>
    </style:style>
    <style:style style:name="P29" style:family="paragraph" style:parent-style-name="Text_20_body" style:list-style-name="L6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30" style:family="paragraph" style:parent-style-name="Text_20_body" style:list-style-name="L12">
      <style:paragraph-properties fo:margin-top="0cm" fo:margin-bottom="0cm" style:contextual-spacing="false" fo:padding="0cm" fo:border="none"/>
      <style:text-properties style:font-name="Arial" fo:font-size="12pt" style:font-size-asian="12pt" style:font-size-complex="12pt"/>
    </style:style>
    <style:style style:name="P31" style:family="paragraph" style:parent-style-name="Text_20_body" style:list-style-name="L3"/>
    <style:style style:name="P32" style:family="paragraph" style:parent-style-name="Text_20_body" style:list-style-name="L4"/>
    <style:style style:name="P33" style:family="paragraph" style:parent-style-name="Text_20_body" style:list-style-name="L5"/>
    <style:style style:name="P34" style:family="paragraph" style:parent-style-name="Text_20_body" style:list-style-name="L6"/>
    <style:style style:name="P35" style:family="paragraph" style:parent-style-name="Text_20_body" style:list-style-name="L6">
      <style:paragraph-properties fo:margin-top="0cm" fo:margin-bottom="0cm" style:contextual-spacing="false"/>
    </style:style>
    <style:style style:name="P36" style:family="paragraph" style:parent-style-name="Text_20_body" style:list-style-name="L7"/>
    <style:style style:name="P37" style:family="paragraph" style:parent-style-name="Text_20_body" style:list-style-name="L7">
      <style:paragraph-properties fo:margin-top="0cm" fo:margin-bottom="0cm" style:contextual-spacing="false"/>
    </style:style>
    <style:style style:name="P38" style:family="paragraph" style:parent-style-name="Text_20_body" style:list-style-name="L8"/>
    <style:style style:name="P39" style:family="paragraph" style:parent-style-name="Text_20_body" style:list-style-name="L8">
      <style:paragraph-properties fo:margin-top="0cm" fo:margin-bottom="0cm" style:contextual-spacing="false"/>
    </style:style>
    <style:style style:name="P40" style:family="paragraph" style:parent-style-name="Text_20_body" style:list-style-name="L9"/>
    <style:style style:name="P41" style:family="paragraph" style:parent-style-name="Text_20_body" style:list-style-name="L9">
      <style:paragraph-properties fo:margin-top="0cm" fo:margin-bottom="0cm" style:contextual-spacing="false"/>
    </style:style>
    <style:style style:name="P42" style:family="paragraph" style:parent-style-name="Text_20_body" style:list-style-name="L10"/>
    <style:style style:name="P43" style:family="paragraph" style:parent-style-name="Text_20_body" style:list-style-name="L10">
      <style:paragraph-properties fo:margin-top="0cm" fo:margin-bottom="0cm" style:contextual-spacing="false"/>
    </style:style>
    <style:style style:name="P44" style:family="paragraph" style:parent-style-name="Text_20_body" style:list-style-name="L11">
      <style:paragraph-properties fo:margin-top="0cm" fo:margin-bottom="0cm" style:contextual-spacing="false" fo:orphans="2" fo:widows="2" fo:padding="0cm" fo:border="none"/>
    </style:style>
    <style:style style:name="P45" style:family="paragraph" style:parent-style-name="Text_20_body">
      <style:paragraph-properties fo:text-align="start" style:justify-single-word="false"/>
      <style:text-properties fo:color="#ffffff" loext:opacity="100%" style:font-name="Arial" fo:font-size="12pt" style:text-underline-style="solid" style:text-underline-width="auto" style:text-underline-color="font-color" fo:font-weight="normal" officeooo:rsid="0011fc5a" officeooo:paragraph-rsid="0011fc5a" style:font-size-asian="12pt" style:font-weight-asian="normal" style:font-size-complex="12pt" style:font-weight-complex="normal"/>
    </style:style>
    <style:style style:name="P46" style:family="paragraph" style:parent-style-name="Text_20_body" style:list-style-name="L12">
      <style:paragraph-properties fo:margin-top="0cm" fo:margin-bottom="0cm" style:contextual-spacing="false" fo:padding="0cm" fo:border="none"/>
    </style:style>
    <style:style style:name="P47" style:family="paragraph" style:parent-style-name="Text_20_body">
      <style:paragraph-properties fo:margin-top="0cm" fo:margin-bottom="0cm" style:contextual-spacing="false"/>
      <style:text-properties style:text-line-through-style="none" style:text-line-through-type="none" style:font-name="Arial" fo:font-size="12pt" style:text-underline-style="none" style:text-blinking="false" style:font-size-asian="12pt" style:font-size-complex="12pt"/>
    </style:style>
    <style:style style:name="T1" style:family="text">
      <style:text-properties fo:font-variant="normal" fo:text-transform="none" fo:color="#1b1b1b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1b1b1b" loext:opacity="100%" style:font-name="Arial" fo:font-size="12pt" fo:letter-spacing="normal" fo:font-style="normal" fo:font-weight="normal" loext:padding="0cm" loext:border="none"/>
    </style:style>
    <style:style style:name="T3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Arial" fo:font-size="12pt" style:text-underline-style="solid" style:text-underline-width="auto" style:text-underline-color="font-color" style:font-size-asian="12pt" style:font-size-complex="12pt" loext:padding="0cm" loext:border="none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style:font-size-asian="12pt" style:font-size-complex="12pt" loext:padding="0cm" loext:border="none"/>
    </style:style>
    <style:style style:name="T7" style:family="text">
      <style:text-properties style:font-name="Arial" fo:font-size="12pt" style:text-underline-style="none" fo:font-weight="normal" officeooo:rsid="001302f8" style:font-size-asian="12pt" style:font-weight-asian="normal" style:font-size-complex="12pt" style:font-weight-complex="normal"/>
    </style:style>
    <style:style style:name="T8" style:family="text">
      <style:text-properties fo:color="#ffffff" loext:opacity="100%" style:text-underline-style="solid" style:text-underline-width="auto" style:text-underline-color="font-color"/>
    </style:style>
    <style:style style:name="T9" style:family="text">
      <style:text-properties style:text-line-through-style="none" style:text-line-through-type="none" style:font-name="Arial" fo:font-size="12pt" style:text-underline-style="none" style:text-blinking="false" style:font-size-asian="12pt" style:font-size-complex="12pt"/>
    </style:style>
    <style:style style:name="T10" style:family="text">
      <style:text-properties style:text-line-through-style="none" style:text-line-through-type="none" style:font-name="Arial" fo:font-size="12pt" style:text-underline-style="none" style:text-blinking="false" style:font-size-asian="12pt" style:font-size-complex="12pt" loext:padding="0cm" loext:border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302f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3">APIs</text:p>
      <text:p text:style-name="P13"/>
      <text:p text:style-name="P4">Se Basa en el modelo cliente-servidor , donde un cliente a traves de aplicación o pagina web genera un request(requerimiento) a un servidor y este mismo le devuelve un response(respuesta). Estos se comunican a traves del procolo HTTP (hypertext transfer protocl),este relacionado con HTML.</text:p>
      <text:p text:style-name="P4"/>
      <text:p text:style-name="P4">Aplication Programing interface(Interfaz de programacion de aplicaciones)=API</text:p>
      <text:p text:style-name="P4"/>
      <text:p text:style-name="P4"/>
      <text:p text:style-name="P4">Es un conjunto de normas que permite interactuar una aplicación con otra. Pueden interactuar aplicaciones con distintos software permitiendo que se compartan datos y funcionalidades de manera eficiente.</text:p>
      <text:p text:style-name="P4"/>
      <text:p text:style-name="P5">Pueden clasificarse de diversas maneras según su propósito, arquitectura, disponibilidad, entre otros criterios.</text:p>
      <text:p text:style-name="P8"><text:span text:style-name="T11">Según Entorno</text:span> </text:p>
      <text:p text:style-name="P8">Las cuales pueden ser locales o remotas(se consumen datos de otra aplicación fuera del entorno local</text:p>
      <text:h text:style-name="P9" text:outline-level="3">Según su Propósito</text:h>
      <text:list text:style-name="L1">
        <text:list-item>
          <text:p text:style-name="P21"><text:span text:style-name="Strong_20_Emphasis"><text:span text:style-name="T5">APIs de Datos</text:span></text:span><text:span text:style-name="T5">: Permiten acceder a bases de datos o servicios de datos. Por ejemplo, APIs que proporcionan datos meteorológicos, financieros, etc.</text:span></text:p>
        </text:list-item>
        <text:list-item>
          <text:p text:style-name="P21"><text:span text:style-name="Strong_20_Emphasis"><text:span text:style-name="T5">APIs de Funcionalidad</text:span></text:span><text:span text:style-name="T5">: Exponen funcionalidades específicas de una aplicación o servicio, como procesar pagos o enviar correos electrónicos.</text:span></text:p>
        </text:list-item>
        <text:list-item>
          <text:p text:style-name="P21"><text:span text:style-name="Strong_20_Emphasis"><text:span text:style-name="T5">APIs de Seguridad</text:span></text:span><text:span text:style-name="T5">: Ayudan en la autenticación y autorización de usuarios, como OAuth o OpenID.</text:span></text:p>
        </text:list-item>
        <text:list-item>
          <text:p text:style-name="P21"><text:span text:style-name="Strong_20_Emphasis"><text:span text:style-name="T5">APIs de Comunicación</text:span></text:span><text:span text:style-name="T5">: Facilitan la interacción entre aplicaciones, como WebSockets para comunicación en tiempo real.</text:span></text:p>
        </text:list-item>
      </text:list>
      <text:h text:style-name="P9" text:outline-level="3">Según su Arquitectura</text:h>
      <text:list text:style-name="L2">
        <text:list-item>
          <text:p text:style-name="P22"><text:span text:style-name="Strong_20_Emphasis"><text:span text:style-name="T5">REST (Representational State Transfer)</text:span></text:span><text:span text:style-name="T5">:</text:span></text:p>
          <text:list>
            <text:list-item>
              <text:p text:style-name="P23">Utiliza HTTP y es muy popular para APIs web debido a su simplicidad y escalabilidad.</text:p>
            </text:list-item>
            <text:list-item>
              <text:p text:style-name="P23">Basada en recursos, donde cada recurso tiene un identificador único (URL).</text:p>
            </text:list-item>
            <text:list-item>
              <text:p text:style-name="P23">Opera sobre métodos HTTP estándar como GET, POST, PUT, DELETE.</text:p>
              <text:p text:style-name="P23"/>
            </text:list-item>
          </text:list>
        </text:list-item>
        <text:list-item>
          <text:p text:style-name="P22"><text:span text:style-name="Strong_20_Emphasis"><text:span text:style-name="T5">SOAP (Simple Object Access Protocol)</text:span></text:span><text:span text:style-name="T5">:</text:span></text:p>
          <text:list>
            <text:list-item>
              <text:p text:style-name="P23">Protocolo basado en XML que permite la comunicación entre aplicaciones a través de HTTP y otros protocolos.</text:p>
            </text:list-item>
            <text:list-item>
              <text:p text:style-name="P23">Ofrece mayor seguridad y fiabilidad en entornos empresariales.</text:p>
              <text:p text:style-name="P23"/>
            </text:list-item>
          </text:list>
        </text:list-item>
        <text:list-item>
          <text:p text:style-name="P22"><text:soft-page-break/><text:span text:style-name="Strong_20_Emphasis"><text:span text:style-name="T5">GraphQL</text:span></text:span><text:span text:style-name="T5">:</text:span></text:p>
          <text:list>
            <text:list-item>
              <text:p text:style-name="P23">Lenguaje de consulta para APIs que permite a los clientes solicitar exactamente los datos que necesitan.</text:p>
            </text:list-item>
            <text:list-item>
              <text:p text:style-name="P23">Desarrollado por Facebook, es flexible y eficiente en la transmisión de datos.</text:p>
            </text:list-item>
          </text:list>
        </text:list-item>
        <text:list-item>
          <text:p text:style-name="P22"><text:span text:style-name="Strong_20_Emphasis"><text:span text:style-name="T5">gRPC</text:span></text:span><text:span text:style-name="T5">:</text:span></text:p>
          <text:list>
            <text:list-item>
              <text:p text:style-name="P23">Framework de llamada a procedimientos remotos desarrollado por Google.</text:p>
            </text:list-item>
            <text:list-item>
              <text:p text:style-name="P23">Usa HTTP/2 para mejorar el rendimiento y soporta múltiples lenguajes de programación.</text:p>
              <text:p text:style-name="P23"/>
            </text:list-item>
          </text:list>
        </text:list-item>
        <text:list-item>
          <text:p text:style-name="P22"><text:span text:style-name="Strong_20_Emphasis"><text:span text:style-name="T5">XML-RPC</text:span></text:span><text:span text:style-name="T5">:</text:span></text:p>
          <text:list>
            <text:list-item>
              <text:p text:style-name="P23">Protocolo que utiliza XML para codificar las llamadas y HTTP para transmitirlas.</text:p>
            </text:list-item>
            <text:list-item>
              <text:p text:style-name="P24">Menos común que REST y SOAP, pero aún usado en algunos casos.</text:p>
            </text:list-item>
          </text:list>
        </text:list-item>
      </text:list>
      <text:h text:style-name="P9" text:outline-level="3">Según su Disponibilidad</text:h>
      <text:list text:style-name="L3">
        <text:list-item>
          <text:p text:style-name="P31"><text:span text:style-name="Strong_20_Emphasis"><text:span text:style-name="T5">APIs Públicas (Open APIs)</text:span></text:span><text:span text:style-name="T5">:</text:span></text:p>
          <text:list>
            <text:list-item>
              <text:p text:style-name="P25">Están disponibles para cualquier desarrollador o usuario público.</text:p>
            </text:list-item>
            <text:list-item>
              <text:p text:style-name="P25">Ejemplos: APIs de redes sociales como Twitter o Facebook.</text:p>
              <text:p text:style-name="P25"/>
            </text:list-item>
          </text:list>
        </text:list-item>
        <text:list-item>
          <text:p text:style-name="P31"><text:span text:style-name="Strong_20_Emphasis"><text:span text:style-name="T5">APIs Privadas</text:span></text:span><text:span text:style-name="T5">:</text:span></text:p>
          <text:list>
            <text:list-item>
              <text:p text:style-name="P25">Usadas internamente dentro de una organización para conectar sistemas o servicios internos.</text:p>
            </text:list-item>
            <text:list-item>
              <text:p text:style-name="P25">No están disponibles para desarrolladores externos.</text:p>
              <text:p text:style-name="P25"/>
            </text:list-item>
          </text:list>
        </text:list-item>
        <text:list-item>
          <text:p text:style-name="P31"><text:span text:style-name="Strong_20_Emphasis"><text:span text:style-name="T5">APIs de Socios (Partner APIs)</text:span></text:span><text:span text:style-name="T5">:</text:span></text:p>
          <text:list>
            <text:list-item>
              <text:p text:style-name="P25">Disponibles para socios comerciales específicos.</text:p>
            </text:list-item>
            <text:list-item>
              <text:p text:style-name="P25">Generalmente requieren autenticación y acuerdos de uso.</text:p>
              <text:p text:style-name="P25"/>
            </text:list-item>
          </text:list>
        </text:list-item>
        <text:list-item>
          <text:p text:style-name="P31"><text:span text:style-name="Strong_20_Emphasis"><text:span text:style-name="T5">APIs Compuestas</text:span></text:span><text:span text:style-name="T5">:</text:span></text:p>
          <text:list>
            <text:list-item>
              <text:p text:style-name="P26">Combinan múltiples APIs en una sola interfaz, ofreciendo una vista unificada de varios servicios o fuentes de datos.</text:p>
            </text:list-item>
          </text:list>
        </text:list-item>
      </text:list>
      <text:h text:style-name="P9" text:outline-level="3">Según su Nivel de Abstracción</text:h>
      <text:list text:style-name="L4">
        <text:list-item>
          <text:p text:style-name="P32"><text:span text:style-name="Strong_20_Emphasis"><text:span text:style-name="T5">APIs de Nivel Bajo (Low-Level APIs)</text:span></text:span><text:span text:style-name="T5">:</text:span></text:p>
          <text:list>
            <text:list-item>
              <text:p text:style-name="P27">Interactúan directamente con recursos de hardware o software a un nivel detallado.</text:p>
            </text:list-item>
            <text:list-item>
              <text:p text:style-name="P27">Ejemplo: APIs de hardware para interactuar con dispositivos físicos.</text:p>
              <text:p text:style-name="P27"/>
            </text:list-item>
          </text:list>
        </text:list-item>
        <text:list-item>
          <text:p text:style-name="P32"><text:span text:style-name="Strong_20_Emphasis"><text:span text:style-name="T5">APIs de Nivel Alto (High-Level APIs)</text:span></text:span><text:span text:style-name="T5">:</text:span></text:p>
          <text:list>
            <text:list-item>
              <text:p text:style-name="P27">Proporcionan abstracciones más fáciles de usar sobre recursos complejos.</text:p>
            </text:list-item>
            <text:list-item>
              <text:p text:style-name="P28"><text:soft-page-break/>Ejemplo: APIs que ofrecen servicios de procesamiento de imágenes o análisis de datos.</text:p>
            </text:list-item>
          </text:list>
        </text:list-item>
      </text:list>
      <text:h text:style-name="P9" text:outline-level="3">Según su Protocolo de Comunicación</text:h>
      <text:p text:style-name="P11"/>
      <text:list text:style-name="L5">
        <text:list-item>
          <text:p text:style-name="P33"><text:span text:style-name="Strong_20_Emphasis"><text:span text:style-name="T5">HTTP/HTTPS</text:span></text:span><text:span text:style-name="T5">: La mayoría de las APIs web utilizan estos protocolos por su ubiquidad y compatibilidad con navegadores.</text:span></text:p>
        </text:list-item>
        <text:list-item>
          <text:p text:style-name="P33"><text:span text:style-name="Strong_20_Emphasis"><text:span text:style-name="T5">MQTT</text:span></text:span><text:span text:style-name="T5">: Utilizado en dispositivos IoT por su eficiencia en el uso de ancho de banda.</text:span></text:p>
        </text:list-item>
        <text:list-item>
          <text:p text:style-name="P33"><text:span text:style-name="Strong_20_Emphasis"><text:span text:style-name="T5">AMQP</text:span></text:span><text:span text:style-name="T5">: Protocolo de mensajería orientado a la cola, utilizado en entornos de sistemas distribuidos.</text:span></text:p>
        </text:list-item>
      </text:list>
      <text:h text:style-name="P9" text:outline-level="3">Según el Modelo de Autenticación</text:h>
      <text:list text:style-name="L6">
        <text:list-item>
          <text:p text:style-name="P35"><text:span text:style-name="Strong_20_Emphasis"><text:span text:style-name="T5">OAuth</text:span></text:span><text:span text:style-name="T5">: Protocolo estándar para la autorización segura de recursos.</text:span></text:p>
          <text:p text:style-name="P29"/>
        </text:list-item>
        <text:list-item>
          <text:p text:style-name="P35"><text:span text:style-name="Strong_20_Emphasis"><text:span text:style-name="T5">API Key</text:span></text:span><text:span text:style-name="T5">: Un método simple donde se utiliza una clave única para acceder a la API.</text:span></text:p>
          <text:p text:style-name="P29"/>
        </text:list-item>
        <text:list-item>
          <text:p text:style-name="P34"><text:span text:style-name="Strong_20_Emphasis"><text:span text:style-name="T5">JWT (JSON Web Tokens)</text:span></text:span><text:span text:style-name="T5">: Método basado en tokens que asegura las transacciones entre el cliente y el servidor.</text:span></text:p>
        </text:list-item>
      </text:list>
      <text:p text:style-name="P11">Cada clasificación tiene su utilidad dependiendo del contexto y las necesidades específicas de desarrollo o negocio. Al elegir una API, es importante considerar no solo su funcionalidad, sino también su arquitectura, seguridad, y cómo se adapta a los requerimientos del proyecto.</text:p>
      <text:p text:style-name="P4"/>
      <text:p text:style-name="P4"/>
      <text:p text:style-name="P4">Endpoint: es una ruta con la cual se puede acceder a una API, desde una url base, acceder a una seccion determinada. Ejemplo URL de la api al final tiene un slash / products, entocnes en este caso vamos a acceder a los productos, si ponemos /user/1 vamos a acceder al usuario con iD=1.</text:p>
      <text:p text:style-name="P4"/>
      <text:p text:style-name="P7">URI: identificador para cada recurso que se consulta (API rest), la consulta se hace a traves del endpoint</text:p>
      <text:p text:style-name="P4"/>
      <text:p text:style-name="P4"><text:span text:style-name="T12">En la actualidad por lo general</text:span> la respuesta y solicutd se dan en formato JSON (javascript Object Notation), json es basicamente un string acomodado para que la informacion viaje y vuelva de manera tal que se a facil de interpretar y crear, este formato es muy usado ya que es leido e interpretado por varios lenguajes de programación. <text:span text:style-name="T12">Es utilizado por lo general en apis REST.</text:span></text:p>
      <text:p text:style-name="P17"><text:span text:style-name="T7">Otro usado ya en menor frecuecnia es el XML(extensive marup language).</text:span><text:span text:style-name="T5">es un lenguaje de marcado diseñado para almacenar y transportar datos. Es un formato flexible y extensible que permite definir estructuras de datos mediante el uso de etiquetas.</text:span></text:p>
      <text:p text:style-name="Text_20_body"><text:span text:style-name="Strong_20_Emphasis"><text:span text:style-name="T5">Características de XML:</text:span></text:span></text:p>
      <text:list text:style-name="L7">
        <text:list-item>
          <text:p text:style-name="P37"><text:span text:style-name="Strong_20_Emphasis"><text:span text:style-name="T5">Estructura Jerárquica</text:span></text:span><text:span text:style-name="T5">: Los datos se organizan en una estructura de árbol, con elementos anidados.</text:span></text:p>
        </text:list-item>
        <text:list-item>
          <text:p text:style-name="P37"><text:span text:style-name="Strong_20_Emphasis"><text:span text:style-name="T5">Etiquetas Personalizables</text:span></text:span><text:span text:style-name="T5">: Se pueden crear etiquetas personalizadas para definir los datos, lo que hace que XML sea altamente extensible.</text:span></text:p>
        </text:list-item>
        <text:list-item>
          <text:p text:style-name="P37"><text:soft-page-break/><text:span text:style-name="Strong_20_Emphasis"><text:span text:style-name="T5">Legible por Humanos</text:span></text:span><text:span text:style-name="T5">: Aunque es un poco más verboso, es relativamente fácil de leer y entender para los humanos.</text:span></text:p>
        </text:list-item>
        <text:list-item>
          <text:p text:style-name="P37"><text:span text:style-name="Strong_20_Emphasis"><text:span text:style-name="T5">Validación</text:span></text:span><text:span text:style-name="T5">: Puede ser validado mediante DTD (Document Type Definition) o XSD (XML Schema Definition) para asegurar que los datos cumplen con una estructura específica.</text:span></text:p>
        </text:list-item>
        <text:list-item>
          <text:p text:style-name="P36"><text:span text:style-name="Strong_20_Emphasis"><text:span text:style-name="T5">Soporte para Metadatos</text:span></text:span><text:span text:style-name="T5">: Se pueden incluir atributos en las etiquetas para proporcionar metadatos adicionales.</text:span></text:p>
        </text:list-item>
      </text:list>
      <text:h text:style-name="P9" text:outline-level="3">Similitudes y Diferencias con JSON</text:h>
      <text:p text:style-name="Text_20_body"><text:span text:style-name="Strong_20_Emphasis"><text:span text:style-name="T5">Similitudes:</text:span></text:span></text:p>
      <text:list text:style-name="L8">
        <text:list-item>
          <text:p text:style-name="P39"><text:span text:style-name="Strong_20_Emphasis"><text:span text:style-name="T5">Intercambio de Datos</text:span></text:span><text:span text:style-name="T5">: Ambos se utilizan para intercambiar datos entre sistemas diferentes, especialmente en aplicaciones web.</text:span></text:p>
        </text:list-item>
        <text:list-item>
          <text:p text:style-name="P39"><text:span text:style-name="Strong_20_Emphasis"><text:span text:style-name="T5">Legibilidad</text:span></text:span><text:span text:style-name="T5">: Ambos formatos son legibles por humanos y fáciles de analizar por máquinas.</text:span></text:p>
        </text:list-item>
        <text:list-item>
          <text:p text:style-name="P38"><text:span text:style-name="Strong_20_Emphasis"><text:span text:style-name="T5">Independientes de Plataforma</text:span></text:span><text:span text:style-name="T5">: Tanto XML como JSON son independientes del lenguaje y la plataforma.</text:span></text:p>
        </text:list-item>
      </text:list>
      <text:p text:style-name="Text_20_body"><text:span text:style-name="Strong_20_Emphasis"><text:span text:style-name="T5">Diferencias:</text:span></text:span></text:p>
      <text:list text:style-name="L9">
        <text:list-item>
          <text:p text:style-name="P41"><text:span text:style-name="Strong_20_Emphasis"><text:span text:style-name="T5">Sintaxis</text:span></text:span><text:span text:style-name="T5">: XML usa etiquetas </text:span><text:span text:style-name="Source_20_Text"><text:span text:style-name="T5">&lt;elemento&gt;</text:span></text:span><text:span text:style-name="T5"> para definir datos, mientras que JSON usa pares clave-valor con llaves </text:span><text:span text:style-name="Source_20_Text"><text:span text:style-name="T5">{}</text:span></text:span><text:span text:style-name="T5"> y corchetes </text:span><text:span text:style-name="Source_20_Text"><text:span text:style-name="T5">[]</text:span></text:span><text:span text:style-name="T5">.</text:span></text:p>
        </text:list-item>
        <text:list-item>
          <text:p text:style-name="P41"><text:span text:style-name="Strong_20_Emphasis"><text:span text:style-name="T5">Verbosidad</text:span></text:span><text:span text:style-name="T5">: XML tiende a ser más verboso debido a sus etiquetas de apertura y cierre, mientras que JSON es más conciso.</text:span></text:p>
        </text:list-item>
        <text:list-item>
          <text:p text:style-name="P41"><text:span text:style-name="Strong_20_Emphasis"><text:span text:style-name="T5">Esquema</text:span></text:span><text:span text:style-name="T5">: XML puede tener un esquema (DTD o XSD) que define la estructura de los datos, mientras que JSON es más flexible y no tiene un esquema formal.</text:span></text:p>
        </text:list-item>
        <text:list-item>
          <text:p text:style-name="P41"><text:span text:style-name="Strong_20_Emphasis"><text:span text:style-name="T5">Soporte de Tipos de Datos</text:span></text:span><text:span text:style-name="T5">: JSON tiene soporte nativo para tipos de datos como números, booleanos y listas, mientras que en XML todo se representa como texto y requiere conversión.</text:span></text:p>
        </text:list-item>
        <text:list-item>
          <text:p text:style-name="P40"><text:span text:style-name="Strong_20_Emphasis"><text:span text:style-name="T5">Comentarios</text:span></text:span><text:span text:style-name="T5">: XML permite comentarios dentro de los documentos, mientras que JSON no los soporta.</text:span></text:p>
        </text:list-item>
      </text:list>
      <text:h text:style-name="P9" text:outline-level="3">Usos de XML</text:h>
      <text:list text:style-name="L10">
        <text:list-item>
          <text:p text:style-name="P43"><text:span text:style-name="Strong_20_Emphasis"><text:span text:style-name="T5">Configuraciones de Software</text:span></text:span><text:span text:style-name="T5">: Utilizado para archivos de configuración debido a su estructura extensible.</text:span></text:p>
        </text:list-item>
        <text:list-item>
          <text:p text:style-name="P43"><text:span text:style-name="Strong_20_Emphasis"><text:span text:style-name="T5">Protocolos de Comunicación</text:span></text:span><text:span text:style-name="T5">: Usado en protocolos como SOAP (Simple Object Access Protocol) para servicios web.</text:span></text:p>
        </text:list-item>
        <text:list-item>
          <text:p text:style-name="P43"><text:span text:style-name="Strong_20_Emphasis"><text:span text:style-name="T5">Documentación</text:span></text:span><text:span text:style-name="T5">: Utilizado para almacenar documentos estructurados, como en aplicaciones de procesamiento de texto.</text:span></text:p>
        </text:list-item>
        <text:list-item>
          <text:p text:style-name="P42"><text:span text:style-name="Strong_20_Emphasis"><text:span text:style-name="T5">Intercambio de Datos</text:span></text:span><text:span text:style-name="T5">: Común en industrias como finanzas y telecomunicaciones para intercambiar grandes volúmenes de datos.</text:span></text:p>
        </text:list-item>
      </text:list>
      <text:p text:style-name="P6"/>
      <text:p text:style-name="P4">Gracias a esto se pueden comunicar varios aplicaciones entre si por mas que tengan disitinta base.</text:p>
      <text:p text:style-name="P4">Ejemplo podemos hacer una peticion Json a un servidor y este mismo utilizar o procesar esa solicitud con pHP o python y devolverla en JSON independizandose asi de como lo hizo.</text:p>
      <text:p text:style-name="P4"><text:soft-page-break/>Una analogia para reforzar este concepto es un mozo en un restaurant, el cual comunica el pedido del cliente a la cocina, en este caso el cliente quiere comer rico , si el cocinero lo prepara de una u otra manera no le importa mientras este rico.</text:p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Tactagi</meta:initial-creator>
    <meta:creation-date>2024-08-09T07:51:05.699000000</meta:creation-date>
    <dc:date>2024-08-14T14:32:08.343000000</dc:date>
    <dc:creator>GTactagi</dc:creator>
    <meta:editing-duration>PT2H43M4S</meta:editing-duration>
    <meta:editing-cycles>5</meta:editing-cycles>
    <meta:generator>LibreOffice/7.4.5.1$Windows_X86_64 LibreOffice_project/9c0871452b3918c1019dde9bfac75448afc4b57f</meta:generator>
    <meta:document-statistic meta:table-count="0" meta:image-count="0" meta:object-count="0" meta:page-count="5" meta:paragraph-count="93" meta:word-count="1267" meta:character-count="7963" meta:non-whitespace-character-count="6848"/>
  </office:meta>
</office:document-meta>
</file>